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29"/>
        <table:table-column table:style-name="co9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lice, top artifacts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4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warp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1:31:43.785373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31T11:36:13.454582846</dc:date>
    <meta:editing-duration>PT12H14M5S</meta:editing-duration>
    <meta:editing-cycles>75</meta:editing-cycles>
    <meta:generator>LibreOffice/5.0.4.2$Linux_X86_64 LibreOffice_project/2b9802c1994aa0b7dc6079e128979269cf95bc78</meta:generator>
    <meta:print-date>2016-08-30T07:52:13.369252005</meta:print-date>
    <meta:document-statistic meta:table-count="2" meta:cell-count="257" meta:object-count="0"/>
  </office:meta>
</office:document-meta>
</file>